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ucida Sans"/>
    </style:style>
    <style:style style:name="P2" style:family="paragraph" style:parent-style-name="Standard">
      <style:text-properties style:font-name="Lucida Sans"/>
    </style:style>
    <style:style style:name="P3" style:family="paragraph" style:parent-style-name="Standard">
      <style:text-properties style:font-name="Lucida Sans" officeooo:rsid="0015fba8" officeooo:paragraph-rsid="0015fba8"/>
    </style:style>
    <style:style style:name="T1" style:family="text">
      <style:text-properties officeooo:rsid="0012997e"/>
    </style:style>
    <style:style style:name="T2" style:family="text">
      <style:text-properties officeooo:rsid="0015fba8"/>
    </style:style>
    <style:style style:name="T3" style:family="text">
      <style:text-properties officeooo:rsid="0017d787"/>
    </style:style>
    <style:style style:name="T4" style:family="text">
      <style:text-properties officeooo:rsid="00192f3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Version 2.3 <text:span text:style-name="T2">and later versions </text:span>include<text:span text:style-name="T4">d</text:span> an examination of the intrinsic ctensor package within wxMaxima. Each function within this package can generate an array of expressions corresponding to the elements of one of the tensors used for General Relativity. The user needs to specify their choice of metric tensor and the simplest turned out to be the best. It was found to be more convenient to be able to convert these arrays to matrices and this was done in the folder named .../GC_space_time/.</text:p>
      <text:p text:style-name="P1"/>
      <text:p text:style-name="P1">The simple metric tensor generated novel(?) expressions for the Ricci tensor and scalar. This led to the folder named .../General_Relativity/ whose file develop<text:span text:style-name="T1">ment gave an increasing file size that can partially indicate the file development sequence</text:span>. The two definitive files are...</text:p>
      <text:p text:style-name="P1"/>
      <text:p text:style-name="P1">.../cosmic_photosphere.wxm and</text:p>
      <text:p text:style-name="P1"/>
      <text:p text:style-name="P1">.../cosmic_photosphere_contraction.wxm</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06:25:49</meta:creation-date>
    <dc:date>2023-10-13T13:21:22.449471902</dc:date>
    <meta:editing-duration>PT2H37M40S</meta:editing-duration>
    <meta:editing-cycles>17</meta:editing-cycles>
    <meta:generator>LibreOffice/4.2.8.2$Linux_X86_64 LibreOffice_project/420m0$Build-2</meta:generator>
    <meta:document-statistic meta:table-count="0" meta:image-count="0" meta:object-count="0" meta:page-count="1" meta:paragraph-count="4" meta:word-count="127" meta:character-count="848" meta:non-whitespace-character-count="725"/>
  </office:meta>
</office:document-meta>
</file>